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4.1563in" fo:margin-left="0in" fo:margin-top="0in" fo:margin-bottom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6875in"/>
    </style:style>
    <style:style style:name="Table1.C" style:family="table-column">
      <style:table-column-properties style:column-width="1.5313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6pt solid #ffffff" fo:border-bottom="0.6pt solid #aaaaaa">
        <style:background-image/>
      </style:table-cell-properties>
    </style:style>
    <style:style style:name="Table1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6pt solid #ffffff" fo:border-bottom="0.6pt solid #cccccc">
        <style:background-image/>
      </style:table-cell-properties>
    </style:style>
    <style:style style:name="Table2" style:family="table">
      <style:table-properties style:width="3.7396in" fo:margin-left="0in" fo:margin-top="0in" fo:margin-bottom="0in" table:align="left"/>
    </style:style>
    <style:style style:name="Table2.A" style:family="table-column">
      <style:table-column-properties style:column-width="3.7396in"/>
    </style:style>
    <style:style style:name="Table2.1" style:family="table-row">
      <style:table-row-properties style:min-row-height="0.1563in" fo:keep-together="auto"/>
    </style:style>
    <style:style style:name="Table2.A1" style:family="table-cell">
      <style:table-cell-properties style:vertical-align="" fo:background-color="#ffffff" fo:padding="0in" fo:border="none">
        <style:background-image/>
      </style:table-cell-properties>
    </style:style>
    <style:style style:name="Table3" style:family="table">
      <style:table-properties style:width="3.5521in" fo:margin-left="0in" fo:margin-top="0in" fo:margin-bottom="0in" table:align="left"/>
    </style:style>
    <style:style style:name="Table3.A" style:family="table-column">
      <style:table-column-properties style:column-width="1.6563in"/>
    </style:style>
    <style:style style:name="Table3.B" style:family="table-column">
      <style:table-column-properties style:column-width="1.8951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6pt solid #ffffff" fo:border-bottom="0.6pt solid #aaaaaa">
        <style:background-image/>
      </style:table-cell-properties>
    </style:style>
    <style:style style:name="Table3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6pt solid #ffffff" fo:border-bottom="0.6pt solid #cccccc">
        <style:background-image/>
      </style:table-cell-properties>
    </style:style>
    <style:style style:name="Table4" style:family="table">
      <style:table-properties style:width="2.0208in" fo:margin-left="0in" fo:margin-top="0in" fo:margin-bottom="0in" table:align="left"/>
    </style:style>
    <style:style style:name="Table4.A" style:family="table-column">
      <style:table-column-properties style:column-width="1.9479in"/>
    </style:style>
    <style:style style:name="Table4.B" style:family="table-column">
      <style:table-column-properties style:column-width="0.0722in"/>
    </style:style>
    <style:style style:name="Table4.1" style:family="table-row">
      <style:table-row-properties style:min-row-height="0.1875in" fo:keep-together="auto"/>
    </style:style>
    <style:style style:name="Table4.A1" style:family="table-cell">
      <style:table-cell-properties style:vertical-align="" fo:padding="0in" fo:border="none"/>
    </style:style>
    <style:style style:name="Table5" style:family="table">
      <style:table-properties style:width="3.375in" fo:margin-left="0in" fo:margin-top="0in" fo:margin-bottom="0in" table:align="left"/>
    </style:style>
    <style:style style:name="Table5.A" style:family="table-column">
      <style:table-column-properties style:column-width="3.375in"/>
    </style:style>
    <style:style style:name="Table5.1" style:family="table-row">
      <style:table-row-properties style:min-row-height="0.2083in" fo:keep-together="auto"/>
    </style:style>
    <style:style style:name="Table5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6pt solid #ffffff" fo:border-bottom="0.6pt solid #aaaaaa">
        <style:background-image/>
      </style:table-cell-properties>
    </style:style>
    <style:style style:name="Table5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6pt solid #ffffff" fo:border-bottom="0.6pt solid #cccccc">
        <style:background-image/>
      </style:table-cell-properties>
    </style:style>
    <style:style style:name="Table6" style:family="table">
      <style:table-properties style:width="2.8958in" fo:margin-left="0in" fo:margin-top="0in" fo:margin-bottom="0in" table:align="left"/>
    </style:style>
    <style:style style:name="Table6.A" style:family="table-column">
      <style:table-column-properties style:column-width="1.9264in"/>
    </style:style>
    <style:style style:name="Table6.B" style:family="table-column">
      <style:table-column-properties style:column-width="0.9688in"/>
    </style:style>
    <style:style style:name="Table6.1" style:family="table-row">
      <style:table-row-properties style:min-row-height="0.1875in" fo:keep-together="auto"/>
    </style:style>
    <style:style style:name="Table6.A1" style:family="table-cell">
      <style:table-cell-properties style:vertical-align="" fo:padding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T3" style:family="text">
      <style:text-properties fo:color="#3f863f" fo:font-size="8.5pt" fo:font-weight="bold" style:font-size-asian="8.5pt" style:font-weight-asian="bold" style:font-size-complex="8.5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Контрольная работа SQL DML. Работа над ошибками</text:span></text:p>
      <text:p text:style-name="Standard"/>
      <text:p text:style-name="Standard"><text:span text:style-name="T2">В3.</text:span></text:p>
      <text:p text:style-name="Standard">1. Подсчитать количество работников из Америки на каждой (!) должности.</text:p>
      <text:p text:style-name="Standard">Поля: ID должности, название должности, количество работников</text:p>
      <text:p text:style-name="Standard">Сортировка: название должности</text:p>
      <text:p text:style-name="Standard"/>
      <text:p text:style-name="P2"><text:span text:style-name="T2">WITH americas_employees AS (</text:span></text:p>
      <text:p text:style-name="P2"><text:span text:style-name="T2"><text:s text:c="4"/>SELECT employee_id, region_name, job_id </text:span></text:p>
      <text:p text:style-name="P2"><text:span text:style-name="T2"><text:s text:c="4"/>FROM emp_details_view</text:span></text:p>
      <text:p text:style-name="P2"><text:span text:style-name="T2"><text:s text:c="4"/>WHERE region_name = 'Americas'</text:span></text:p>
      <text:p text:style-name="P2"><text:span text:style-name="T2">),</text:span></text:p>
      <text:p text:style-name="P2"><text:span text:style-name="T2">non_zero_counts AS (</text:span></text:p>
      <text:p text:style-name="P2"><text:span text:style-name="T2"><text:s text:c="4"/>SELECT jobs.job_id, jobs.job_title, COUNT(*) AS count</text:span></text:p>
      <text:p text:style-name="P2"><text:span text:style-name="T2"><text:s text:c="4"/>FROM jobs </text:span></text:p>
      <text:p text:style-name="P2"><text:span text:style-name="T2"><text:s text:c="4"/>INNER JOIN americas_employees </text:span></text:p>
      <text:p text:style-name="P2"><text:span text:style-name="T2"><text:s text:c="4"/>ON jobs.job_id = americas_employees.job_id</text:span></text:p>
      <text:p text:style-name="P2"><text:span text:style-name="T2"><text:s text:c="4"/>GROUP BY jobs.job_id, jobs.job_title</text:span></text:p>
      <text:p text:style-name="P2"><text:span text:style-name="T2">)</text:span></text:p>
      <text:p text:style-name="P2"><text:span text:style-name="T2">SELECT jobs.job_id, jobs.job_title, COALESCE(count, 0) AS employees_count</text:span></text:p>
      <text:p text:style-name="P2"><text:soft-page-break/><text:span text:style-name="T2">FROM jobs </text:span></text:p>
      <text:p text:style-name="P2"><text:span text:style-name="T2">LEFT JOIN non_zero_counts</text:span></text:p>
      <text:p text:style-name="P2"><text:span text:style-name="T2">ON jobs.job_id = non_zero_counts.job_id</text:span></text:p>
      <text:p text:style-name="P2"><text:span text:style-name="T2">ORDER BY job_title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1"><text:span text:style-name="T3">JOB_ID</text:span></text:p>
          </table:table-cell>
          <table:table-cell table:style-name="Table1.A1" office:value-type="string">
            <text:p text:style-name="P1"><text:span text:style-name="T3">JOB_TITLE</text:span></text:p>
          </table:table-cell>
          <table:table-cell table:style-name="Table1.A1" office:value-type="string">
            <text:p text:style-name="P1"><text:span text:style-name="T3">EMPLOYEES_COUNT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FI_ACCOUNT</text:span></text:p>
          </table:table-cell>
          <table:table-cell table:style-name="Table1.A2" office:value-type="string">
            <text:p text:style-name="Standard"><text:span text:style-name="T4">Accountant</text:span></text:p>
          </table:table-cell>
          <table:table-cell table:style-name="Table1.A2" office:value-type="string">
            <text:p text:style-name="Standard"><text:span text:style-name="T4">5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AC_MGR</text:span></text:p>
          </table:table-cell>
          <table:table-cell table:style-name="Table1.A2" office:value-type="string">
            <text:p text:style-name="Standard"><text:span text:style-name="T4">Accounting Manager</text:span></text:p>
          </table:table-cell>
          <table:table-cell table:style-name="Table1.A2" office:value-type="string">
            <text:p text:style-name="Standard"><text:span text:style-name="T4">1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AD_ASST</text:span></text:p>
          </table:table-cell>
          <table:table-cell table:style-name="Table1.A2" office:value-type="string">
            <text:p text:style-name="Standard"><text:span text:style-name="T4">Administration Assistant</text:span></text:p>
          </table:table-cell>
          <table:table-cell table:style-name="Table1.A2" office:value-type="string">
            <text:p text:style-name="Standard"><text:span text:style-name="T4">1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AD_VP</text:span></text:p>
          </table:table-cell>
          <table:table-cell table:style-name="Table1.A2" office:value-type="string">
            <text:p text:style-name="Standard"><text:span text:style-name="T4">Administration Vice President</text:span></text:p>
          </table:table-cell>
          <table:table-cell table:style-name="Table1.A2" office:value-type="string">
            <text:p text:style-name="Standard"><text:span text:style-name="T4">3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FI_MGR</text:span></text:p>
          </table:table-cell>
          <table:table-cell table:style-name="Table1.A2" office:value-type="string">
            <text:p text:style-name="Standard"><text:span text:style-name="T4">Finance Manager</text:span></text:p>
          </table:table-cell>
          <table:table-cell table:style-name="Table1.A2" office:value-type="string">
            <text:p text:style-name="Standard"><text:span text:style-name="T4">1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HR_REP</text:span></text:p>
          </table:table-cell>
          <table:table-cell table:style-name="Table1.A2" office:value-type="string">
            <text:p text:style-name="Standard"><text:span text:style-name="T4">Human Resources Representative</text:span></text:p>
          </table:table-cell>
          <table:table-cell table:style-name="Table1.A2" office:value-type="string">
            <text:p text:style-name="Standard"><text:span text:style-name="T4">0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MK_MAN</text:span></text:p>
          </table:table-cell>
          <table:table-cell table:style-name="Table1.A2" office:value-type="string">
            <text:p text:style-name="Standard"><text:span text:style-name="T4">Marketing Manager</text:span></text:p>
          </table:table-cell>
          <table:table-cell table:style-name="Table1.A2" office:value-type="string">
            <text:p text:style-name="Standard"><text:span text:style-name="T4">1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MK_REP</text:span></text:p>
          </table:table-cell>
          <table:table-cell table:style-name="Table1.A2" office:value-type="string">
            <text:p text:style-name="Standard"><text:span text:style-name="T4">Marketing Representative</text:span></text:p>
          </table:table-cell>
          <table:table-cell table:style-name="Table1.A2" office:value-type="string">
            <text:p text:style-name="Standard"><text:span text:style-name="T4">1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AD_PRES</text:span></text:p>
          </table:table-cell>
          <table:table-cell table:style-name="Table1.A2" office:value-type="string">
            <text:p text:style-name="Standard"><text:span text:style-name="T4">President</text:span></text:p>
          </table:table-cell>
          <table:table-cell table:style-name="Table1.A2" office:value-type="string">
            <text:p text:style-name="Standard"><text:span text:style-name="T4">1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IT_PROG</text:span></text:p>
          </table:table-cell>
          <table:table-cell table:style-name="Table1.A2" office:value-type="string">
            <text:p text:style-name="Standard"><text:span text:style-name="T4">Programmer</text:span></text:p>
          </table:table-cell>
          <table:table-cell table:style-name="Table1.A2" office:value-type="string">
            <text:p text:style-name="Standard"><text:span text:style-name="T4">5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AC_ACCOUNT</text:span></text:p>
          </table:table-cell>
          <table:table-cell table:style-name="Table1.A2" office:value-type="string">
            <text:p text:style-name="Standard"><text:span text:style-name="T4">Public Accountant</text:span></text:p>
          </table:table-cell>
          <table:table-cell table:style-name="Table1.A2" office:value-type="string">
            <text:p text:style-name="Standard"><text:span text:style-name="T4">1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PR_REP</text:span></text:p>
          </table:table-cell>
          <table:table-cell table:style-name="Table1.A2" office:value-type="string">
            <text:p text:style-name="Standard"><text:span text:style-name="T4">Public Relations Representative</text:span></text:p>
          </table:table-cell>
          <table:table-cell table:style-name="Table1.A2" office:value-type="string">
            <text:p text:style-name="Standard"><text:span text:style-name="T4">0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PU_CLERK</text:span></text:p>
          </table:table-cell>
          <table:table-cell table:style-name="Table1.A2" office:value-type="string">
            <text:p text:style-name="Standard"><text:span text:style-name="T4">Purchasing Clerk</text:span></text:p>
          </table:table-cell>
          <table:table-cell table:style-name="Table1.A2" office:value-type="string">
            <text:p text:style-name="Standard"><text:span text:style-name="T4">5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PU_MAN</text:span></text:p>
          </table:table-cell>
          <table:table-cell table:style-name="Table1.A2" office:value-type="string">
            <text:p text:style-name="Standard"><text:span text:style-name="T4">Purchasing Manager</text:span></text:p>
          </table:table-cell>
          <table:table-cell table:style-name="Table1.A2" office:value-type="string">
            <text:p text:style-name="Standard"><text:span text:style-name="T4">1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SA_MAN</text:span></text:p>
          </table:table-cell>
          <table:table-cell table:style-name="Table1.A2" office:value-type="string">
            <text:p text:style-name="Standard"><text:span text:style-name="T4">Sales Manager</text:span></text:p>
          </table:table-cell>
          <table:table-cell table:style-name="Table1.A2" office:value-type="string">
            <text:p text:style-name="Standard"><text:span text:style-name="T4">0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SAl_MAN</text:span></text:p>
          </table:table-cell>
          <table:table-cell table:style-name="Table1.A2" office:value-type="string">
            <text:p text:style-name="Standard"><text:span text:style-name="T4">Sales Manager1</text:span></text:p>
          </table:table-cell>
          <table:table-cell table:style-name="Table1.A2" office:value-type="string">
            <text:p text:style-name="Standard"><text:span text:style-name="T4">0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SA_REP</text:span></text:p>
          </table:table-cell>
          <table:table-cell table:style-name="Table1.A2" office:value-type="string">
            <text:p text:style-name="Standard"><text:span text:style-name="T4">Sales Representative</text:span></text:p>
          </table:table-cell>
          <table:table-cell table:style-name="Table1.A2" office:value-type="string">
            <text:p text:style-name="Standard"><text:span text:style-name="T4">0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SH_CLERK</text:span></text:p>
          </table:table-cell>
          <table:table-cell table:style-name="Table1.A2" office:value-type="string">
            <text:p text:style-name="Standard"><text:span text:style-name="T4">Shipping Clerk</text:span></text:p>
          </table:table-cell>
          <table:table-cell table:style-name="Table1.A2" office:value-type="string">
            <text:p text:style-name="Standard"><text:span text:style-name="T4">20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ST_CLERK</text:span></text:p>
          </table:table-cell>
          <table:table-cell table:style-name="Table1.A2" office:value-type="string">
            <text:p text:style-name="Standard"><text:span text:style-name="T4">Stock Clerk</text:span></text:p>
          </table:table-cell>
          <table:table-cell table:style-name="Table1.A2" office:value-type="string">
            <text:p text:style-name="Standard"><text:span text:style-name="T4">20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ST_MAN</text:span></text:p>
          </table:table-cell>
          <table:table-cell table:style-name="Table1.A2" office:value-type="string">
            <text:p text:style-name="Standard"><text:span text:style-name="T4">Stock Manager</text:span></text:p>
          </table:table-cell>
          <table:table-cell table:style-name="Table1.A2" office:value-type="string">
            <text:p text:style-name="Standard"><text:span text:style-name="T4">5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Standard"><text:span text:style-name="T5">20 rows returned in 0,02 seconds</text:span></text:p>
          </table:table-cell>
        </table:table-row>
      </table:table>
      <text:p text:style-name="Standard"/>
      <text:p text:style-name="Standard"/>
      <text:p text:style-name="Standard">2. Среди менеджеров, у которых есть хотя бы один подчиненный из Европы, найти менеджера (менеджеров), имеющего наименьший стаж.</text:p>
      <text:p text:style-name="Standard">Поля: ID работника, дата приема на работу</text:p>
      <text:p text:style-name="Standard">Сортировка: ID работника</text:p>
      <text:p text:style-name="Standard"/>
      <text:p text:style-name="P2"><text:span text:style-name="T2">WITH europe_subordinates_managers AS (</text:span></text:p>
      <text:p text:style-name="P2"><text:span text:style-name="T2"><text:s text:c="4"/>SELECT DISTINCT manager_id</text:span></text:p>
      <text:p text:style-name="P2"><text:span text:style-name="T2"><text:s text:c="4"/>FROM emp_details_view</text:span></text:p>
      <text:p text:style-name="P2"><text:span text:style-name="T2"><text:s text:c="4"/>WHERE region_name = 'Europe'</text:span></text:p>
      <text:p text:style-name="P2"><text:span text:style-name="T2">),</text:span></text:p>
      <text:p text:style-name="P2"><text:span text:style-name="T2">experiences AS (</text:span></text:p>
      <text:p text:style-name="P2"><text:span text:style-name="T2"><text:s text:c="4"/>SELECT employee_id, hire_date, CURRENT_DATE - hire_date AS experience</text:span></text:p>
      <text:p text:style-name="P2"><text:span text:style-name="T2"><text:s text:c="4"/>FROM employees</text:span></text:p>
      <text:p text:style-name="P2"><text:span text:style-name="T2"><text:s text:c="4"/>WHERE employee_id IN (</text:span></text:p>
      <text:p text:style-name="P2"><text:span text:style-name="T2"><text:s text:c="8"/>SELECT * FROM europe_subordinates_managers </text:span></text:p>
      <text:p text:style-name="P2"><text:span text:style-name="T2"><text:s text:c="4"/>)</text:span></text:p>
      <text:p text:style-name="P2"><text:span text:style-name="T2">),</text:span></text:p>
      <text:p text:style-name="P2"><text:soft-page-break/><text:span text:style-name="T2">min_experience AS (</text:span></text:p>
      <text:p text:style-name="P2"><text:span text:style-name="T2"><text:s text:c="4"/>SELECT MIN(experience)</text:span></text:p>
      <text:p text:style-name="P2"><text:span text:style-name="T2"><text:s text:c="4"/>FROM experiences</text:span></text:p>
      <text:p text:style-name="P2"><text:span text:style-name="T2">)</text:span></text:p>
      <text:p text:style-name="P2"><text:span text:style-name="T2">SELECT employee_id, hire_date</text:span></text:p>
      <text:p text:style-name="P2"><text:span text:style-name="T2">FROM experiences</text:span></text:p>
      <text:p text:style-name="P2"><text:span text:style-name="T2">WHERE experience IN (</text:span></text:p>
      <text:p text:style-name="P2"><text:span text:style-name="T2"><text:s text:c="4"/>SELECT * FROM min_experience</text:span></text:p>
      <text:p text:style-name="P2"><text:span text:style-name="T2">)</text:span></text:p>
      <text:p text:style-name="P2"><text:span text:style-name="T2">ORDER BY employee_id</text:span>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<text:span text:style-name="T3">EMPLOYEE_ID</text:span></text:p>
          </table:table-cell>
          <table:table-cell table:style-name="Table3.A1" office:value-type="string">
            <text:p text:style-name="P1"><text:span text:style-name="T3">HIRE_DATE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4">149</text:span></text:p>
          </table:table-cell>
          <table:table-cell table:style-name="Table3.A2" office:value-type="string">
            <text:p text:style-name="Standard"><text:span text:style-name="T4">29.01.00</text:span></text:p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5">1 rows returned in 0,03 seconds</text:span></text:p>
          </table:table-cell>
          <table:table-cell table:style-name="Table4.A1" office:value-type="string">
            <text:p text:style-name="Standard"><text:s text:c="2"/></text:p>
          </table:table-cell>
        </table:table-row>
      </table:table>
      <text:p text:style-name="Standard"/>
      <text:p text:style-name="Standard">3.Определить месяц, в котором было трудоустроено больше всего менеджеров.</text:p>
      <text:p text:style-name="Standard">Поля: месяц трудоустройства</text:p>
      <text:p text:style-name="Standard">Сортировка: месяц трудоустройства</text:p>
      <text:p text:style-name="Standard"/>
      <text:p text:style-name="P2"><text:span text:style-name="T2">WITH managers AS (</text:span></text:p>
      <text:p text:style-name="P2"><text:soft-page-break/><text:span text:style-name="T2"><text:s text:c="4"/>SELECT DISTINCT manager_id</text:span></text:p>
      <text:p text:style-name="P2"><text:span text:style-name="T2"><text:s text:c="4"/>FROM employees </text:span></text:p>
      <text:p text:style-name="P2"><text:span text:style-name="T2"><text:s text:c="4"/>WHERE manager_id IS NOT NULL</text:span></text:p>
      <text:p text:style-name="P2"><text:span text:style-name="T2">),</text:span></text:p>
      <text:p text:style-name="P2"><text:span text:style-name="T2">manager_hire_dates AS (</text:span></text:p>
      <text:p text:style-name="P2"><text:span text:style-name="T2"><text:s text:c="4"/>SELECT employee_id, hire_date </text:span></text:p>
      <text:p text:style-name="P2"><text:span text:style-name="T2"><text:s text:c="4"/>FROM employees</text:span></text:p>
      <text:p text:style-name="P2"><text:span text:style-name="T2"><text:s text:c="4"/>WHERE employee_id IN (</text:span></text:p>
      <text:p text:style-name="P2"><text:span text:style-name="T2"><text:s text:c="8"/>SELECT * FROM managers</text:span></text:p>
      <text:p text:style-name="P2"><text:span text:style-name="T2"><text:s text:c="4"/>)</text:span></text:p>
      <text:p text:style-name="P2"><text:span text:style-name="T2">),</text:span></text:p>
      <text:p text:style-name="P2"><text:span text:style-name="T2">manager_hire_dates_months AS (</text:span></text:p>
      <text:p text:style-name="P2"><text:span text:style-name="T2"><text:s text:c="4"/>SELECT employee_id, hire_date, EXTRACT(month FROM hire_date) AS month</text:span></text:p>
      <text:p text:style-name="P2"><text:span text:style-name="T2"><text:s text:c="4"/>FROM manager_hire_dates</text:span></text:p>
      <text:p text:style-name="P2"><text:span text:style-name="T2">),</text:span></text:p>
      <text:p text:style-name="P2"><text:span text:style-name="T2">months_counts AS (</text:span></text:p>
      <text:p text:style-name="P2"><text:span text:style-name="T2"><text:s text:c="4"/>SELECT month, COUNT(*) AS count</text:span></text:p>
      <text:p text:style-name="P2"><text:span text:style-name="T2"><text:s text:c="4"/>FROM manager_hire_dates_months</text:span></text:p>
      <text:p text:style-name="P2"><text:span text:style-name="T2"><text:s text:c="4"/>GROUP BY month</text:span></text:p>
      <text:p text:style-name="P2"><text:span text:style-name="T2">),</text:span></text:p>
      <text:p text:style-name="P2"><text:span text:style-name="T2">max_count AS (</text:span></text:p>
      <text:p text:style-name="P2"><text:soft-page-break/><text:span text:style-name="T2"><text:s text:c="4"/>SELECT MAX(count)</text:span></text:p>
      <text:p text:style-name="P2"><text:span text:style-name="T2"><text:s text:c="4"/>FROM months_counts</text:span></text:p>
      <text:p text:style-name="P2"><text:span text:style-name="T2">)</text:span></text:p>
      <text:p text:style-name="P2"><text:span text:style-name="T2">SELECT month</text:span></text:p>
      <text:p text:style-name="P2"><text:span text:style-name="T2">FROM months_counts</text:span></text:p>
      <text:p text:style-name="P2"><text:span text:style-name="T2">WHERE count IN (</text:span></text:p>
      <text:p text:style-name="P2"><text:span text:style-name="T2"><text:s text:c="4"/>SELECT * FROM max_count</text:span></text:p>
      <text:p text:style-name="P2"><text:span text:style-name="T2">)</text:span></text:p>
      <text:p text:style-name="P2"><text:span text:style-name="T2">ORDER BY month</text:span></text:p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3">MONTH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4">1</text:span></text:p>
          </table:table-cell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Standard"><text:span text:style-name="T5">1 rows returned in 0,03 seconds</text:span></text:p>
          </table:table-cell>
          <table:table-cell table:style-name="Table6.A1" office:value-type="string">
            <text:p text:style-name="Standard"><text:s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0" meta:object-count="0" meta:page-count="6" meta:paragraph-count="155" meta:word-count="382" meta:character-count="2850" meta:non-whitespace-character-count="2463"/>
    <meta:generator>LibreOfficeDev/6.0.5.2$Linux_X86_64 LibreOffice_project/</meta:generator>
  </office:meta>
</office:document-meta>
</file>